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415cm" style:rel-column-width="17020*"/>
    </style:style>
    <style:style style:name="Table1.B" style:family="table-column">
      <style:table-column-properties style:column-width="12.585cm" style:rel-column-width="48515*"/>
    </style:style>
    <style:style style:name="Table1.A1" style:family="table-cell">
      <style:table-cell-properties style:vertical-align=""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fo:font-size="12pt" officeooo:rsid="0018021d" officeooo:paragraph-rsid="0018021d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officeooo:paragraph-rsid="0018021d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font-size="12pt" officeooo:rsid="0019e9df" officeooo:paragraph-rsid="0019e9df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2pt" officeooo:rsid="001ca0e8" officeooo:paragraph-rsid="001ca0e8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fo:font-weight="bold" officeooo:rsid="0018021d" officeooo:paragraph-rsid="0018021d" style:font-size-asian="12pt" style:font-weight-asian="bold" style:font-size-complex="12pt" style:font-weight-complex="bold"/>
    </style:style>
    <style:style style:name="P6" style:family="paragraph" style:parent-style-name="Title">
      <style:text-properties officeooo:rsid="0018021d" officeooo:paragraph-rsid="0018021d"/>
    </style:style>
    <style:style style:name="P7" style:family="paragraph" style:parent-style-name="Standard">
      <style:paragraph-properties fo:margin-top="0.25cm" fo:margin-bottom="0.499cm" style:contextual-spacing="false" fo:text-align="center" style:justify-single-word="false"/>
      <style:text-properties fo:font-size="15pt" style:font-size-asian="15pt" style:font-size-complex="15pt"/>
    </style:style>
    <style:style style:name="P8" style:family="paragraph" style:parent-style-name="ParaNumbering" style:list-style-name="WWNum1"/>
    <style:style style:name="P9" style:family="paragraph" style:parent-style-name="ParaNumbering" style:list-style-name="WWNum1">
      <style:paragraph-properties fo:text-align="justify" style:justify-single-word="false"/>
      <style:text-properties officeooo:rsid="0019e9df" officeooo:paragraph-rsid="0019e9df"/>
    </style:style>
    <style:style style:name="P10" style:family="paragraph" style:parent-style-name="ParaNumbering" style:list-style-name="WWNum1">
      <style:text-properties officeooo:rsid="0019e9df" officeooo:paragraph-rsid="0019e9df"/>
    </style:style>
    <style:style style:name="P11" style:family="paragraph" style:parent-style-name="Quote" style:list-style-name="WWNum1">
      <style:paragraph-properties fo:margin-top="0.25cm" fo:margin-bottom="0.25cm" style:contextual-spacing="false"/>
      <style:text-properties officeooo:rsid="0019e9df" officeooo:paragraph-rsid="0019e9df"/>
    </style:style>
    <style:style style:name="P12" style:family="paragraph" style:parent-style-name="Text_20_body" style:list-style-name="WWNum1"/>
    <style:style style:name="P13" style:family="paragraph" style:parent-style-name="Text_20_body" style:list-style-name="WWNum1">
      <style:paragraph-properties fo:margin-top="0.25cm" fo:margin-bottom="0.25cm" style:contextual-spacing="false"/>
    </style:style>
    <style:style style:name="P14" style:family="paragraph" style:parent-style-name="Text_20_body" style:list-style-name="WWNum1">
      <style:paragraph-properties fo:margin-top="0.25cm" fo:margin-bottom="0.25cm" style:contextual-spacing="false" fo:text-align="center" style:justify-single-word="false"/>
      <style:text-properties fo:font-size="12pt" fo:font-weight="bold" officeooo:rsid="0018021d" officeooo:paragraph-rsid="0018021d" style:font-size-asian="10.5pt" style:font-weight-asian="bold" style:font-size-complex="12pt" style:font-weight-complex="bold"/>
    </style:style>
    <style:style style:name="P15" style:family="paragraph" style:parent-style-name="Text_20_body" style:list-style-name="WWNum1">
      <style:paragraph-properties fo:text-align="start" style:justify-single-word="false"/>
      <style:text-properties fo:font-size="12pt" fo:font-weight="bold" officeooo:rsid="0018021d" officeooo:paragraph-rsid="0018021d" style:font-size-asian="10.5pt" style:font-weight-asian="bold" style:font-size-complex="12pt" style:font-weight-complex="bold"/>
    </style:style>
    <style:style style:name="P16" style:family="paragraph" style:parent-style-name="Text_20_body" style:list-style-name="WWNum1">
      <style:paragraph-properties fo:text-align="start" style:justify-single-word="false"/>
      <style:text-properties fo:font-size="12pt" fo:font-weight="bold" officeooo:rsid="00193a43" officeooo:paragraph-rsid="00193a43" style:font-size-asian="10.5pt" style:font-weight-asian="bold" style:font-size-complex="12pt" style:font-weight-complex="bold"/>
    </style:style>
    <style:style style:name="P17" style:family="paragraph" style:parent-style-name="Text_20_body" style:list-style-name="WWNum1">
      <style:paragraph-properties fo:text-align="center" style:justify-single-word="false" fo:break-before="page"/>
      <style:text-properties fo:font-size="12pt" fo:font-weight="bold" officeooo:rsid="00193a43" officeooo:paragraph-rsid="00193a43" style:font-size-asian="10.5pt" style:font-weight-asian="bold" style:font-size-complex="12pt" style:font-weight-complex="bold"/>
    </style:style>
    <style:style style:name="P18" style:family="paragraph" style:parent-style-name="Text_20_body" style:list-style-name="WWNum1">
      <style:paragraph-properties fo:text-align="start" style:justify-single-word="false"/>
      <style:text-properties fo:font-size="12pt" fo:font-style="italic" fo:font-weight="normal" officeooo:rsid="00193a43" officeooo:paragraph-rsid="00193a43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8021d" style:font-style-asian="normal" style:font-style-complex="normal"/>
    </style:style>
    <style:style style:name="T3" style:family="text">
      <style:text-properties officeooo:rsid="0019e9df"/>
    </style:style>
    <style:style style:name="T4" style:family="text">
      <style:text-properties fo:font-weight="normal" officeooo:rsid="0019e9df" style:font-weight-asian="normal" style:font-weight-complex="normal"/>
    </style:style>
    <style:style style:name="T5" style:family="text">
      <style:text-properties officeooo:rsid="001ca0e8"/>
    </style:style>
    <style:style style:name="T6" style:family="text">
      <style:text-properties officeooo:rsid="001dae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ecisions of the Speaker-General</text:p>
      <text:p text:style-name="P7">Re LL (a psudonym) Referring to Lettered Lists as Numbers<text:line-break/>[2024] <text:span text:style-name="T6">SpkGenDec</text:span> 1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Decision of:</text:p>
          </table:table-cell>
          <table:table-cell table:style-name="Table1.A1" office:value-type="string">
            <text:p text:style-name="P5"><text:span text:style-name="T5">The </text:span>Speaker-General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1">Date of decision:</text:p>
          </table:table-cell>
          <table:table-cell table:style-name="Table1.A1" office:value-type="string">
            <text:p text:style-name="P4">22 June 2024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">Catchwords:</text:p>
          </table:table-cell>
          <table:table-cell table:style-name="Table1.A1" office:value-type="string">
            <text:p text:style-name="P3">English—ordered lists—where lecturer uses incorrect terminology. 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">Number of paragraphs:</text:p>
          </table:table-cell>
          <table:table-cell table:style-name="Table1.A1" office:value-type="string">
            <text:p text:style-name="P4">5</text:p>
          </table:table-cell>
        </table:table-row>
      </table:table>
      <text:list text:style-name="WWNum1">
        <text:list-header>
          <text:p text:style-name="P14">DECISION</text:p>
          <text:p text:style-name="P15">DECISION MADE BY: SPEAKER-GENERAL</text:p>
          <text:p text:style-name="P16">DATE OF DECISION: <text:span text:style-name="T4">22 June 2024</text:span></text:p>
          <text:p text:style-name="P16">THE SPEAKER-GENERAL DECIDES THAT:</text:p>
          <text:p text:style-name="P18">LL is incorrect in referring to letters as “numbers”.</text:p>
          <text:p text:style-name="P17">REASONS FOR THE DECISION</text:p>
          <text:p text:style-name="P16">SPEAKER-GENERAL</text:p>
        </text:list-header>
        <text:list-item>
          <text:p text:style-name="P8">LL is a lecturer who lectures at [REDACTED] (the College). At the college, they teach an economics class.</text:p>
        </text:list-item>
        <text:list-item>
          <text:p text:style-name="P9">It has been observed that in multiple semesters that LL when referring to an ordered list that uses letters. LL was observed to have said the following:</text:p>
          <text:list>
            <text:list-header>
              <text:p text:style-name="P11">Referring to number C in the list.</text:p>
            </text:list-header>
          </text:list>
        </text:list-item>
        <text:list-item>
          <text:p text:style-name="P10">It is crucial that lecturers use the correct nomenclature when referring to objects and concepts even as basic as letters and numbers. Especially when [REDACTED] percent of the class is made up of international students.</text:p>
        </text:list-item>
        <text:list-item>
          <text:p text:style-name="P10">If the reference to letters as numbers is something that happens in the field of economics, I reject it.</text:p>
        </text:list-item>
        <text:list-item>
          <text:p text:style-name="P10">When referring to ordered lists with letters, I suggest saying “c” or “point c”. I encourage all lectures to use the correct terms.</text:p>
          <text:p text:style-name="P12">I certify that the preceding five (5) numbered paragraphs are a true copy of the reasons for the decision of the Honourable the Speaker-General.</text:p>
          <text:p text:style-name="P12">Signature:</text:p>
          <text:p text:style-name="P13">Date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WWNum1" style:list-level="1" style:class="text">
      <style:paragraph-properties fo:margin-top="0.25cm" fo:margin-bottom="0.25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araNumbering" style:family="paragraph" style:parent-style-name="Standard" style:list-style-name="WWNum1" style:list-level="1">
      <style:paragraph-properties fo:margin-top="0.25cm" fo:margin-bottom="0.25cm" style:contextual-spacing="false" fo:text-align="justify" style:justify-single-word="false"/>
      <style:text-properties officeooo:rsid="0019e9df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Quote" style:family="paragraph" style:parent-style-name="Index" style:list-style-name="WWNum1" style:list-level="2">
      <style:paragraph-properties fo:text-align="justify" style:justify-single-word="false"/>
      <style:text-properties fo:font-size="10pt" officeooo:rsid="0019e9df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text-properties fo:font-size="12pt" fo:font-style="italic" style:font-size-asian="12pt" style:font-style-asian="italic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font-size="12pt" fo:font-style="italic" fo:font-weight="bold" style:font-name-asian="NSimSun" style:font-family-asian="NSimSun" style:font-family-generic-asian="system" style:font-pitch-asian="variable" style:font-size-asian="12pt" style:font-style-asian="italic" style:font-weight-asian="bold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ListLabel_20_1" style:display-name="ListLabel 1" style:family="text">
      <style:text-properties fo:font-size="10pt" style:font-size-asian="10pt"/>
    </style:style>
    <style:style style:name="Character_5f_20_5f_style" style:display-name="Character_20_style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Character_5f_20_5f_style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Character_5f_20_5f_style" loext:num-list-format="(%3%)" style:num-prefix="(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Character_5f_20_5f_style" loext:num-list-format="(%4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Character_5f_20_5f_style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2T22:08:51.465000000</meta:creation-date>
    <meta:editing-duration>PT29M7S</meta:editing-duration>
    <meta:editing-cycles>4</meta:editing-cycles>
    <meta:generator>LibreOffice/24.2.2.2$Windows_X86_64 LibreOffice_project/d56cc158d8a96260b836f100ef4b4ef25d6f1a01</meta:generator>
    <dc:date>2024-06-22T22:43:40.667000000</dc:date>
    <meta:document-statistic meta:table-count="1" meta:image-count="0" meta:object-count="0" meta:page-count="2" meta:paragraph-count="26" meta:word-count="229" meta:character-count="1372" meta:non-whitespace-character-count="1175"/>
  </office:meta>
</office:document-meta>
</file>